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A66D9A47D9244D46.png" manifest:media-type="image/png"/>
  <manifest:file-entry manifest:full-path="Pictures/100002510000029500000295D9236A158400ED63.svg" manifest:media-type="image/svg+xml"/>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019000000199EEC886C98833CF4.png" manifest:media-type="image/png"/>
  <manifest:file-entry manifest:full-path="Pictures/100000010000033000000264B9CE00EE376238F3.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Pictures/100001E0000002950000029531405702AAD800D0.svg" manifest:media-type="image/svg+xml"/>
  <manifest:file-entry manifest:full-path="Pictures/10000001000000190000001994DFE6344AADD9E9.png" manifest:media-type="image/png"/>
  <manifest:file-entry manifest:full-path="Pictures/100002CA0000029500000295A190AE1D987B676B.svg" manifest:media-type="image/svg+xml"/>
  <manifest:file-entry manifest:full-path="Pictures/10000001000000190000001988873DEC7D8D5B8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8" style:family="graphic">
      <style:graphic-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
    </style:style>
    <style:style style:name="P4" style:family="paragraph">
      <loext:graphic-properties draw:fill-color="#ffffff"/>
    </style:style>
    <style:style style:name="P5" style:family="paragraph">
      <style:paragraph-properties fo:margin-left="0cm" fo:margin-right="0cm" fo:margin-top="0.254cm" fo:margin-bottom="0cm" fo:line-height="100%" fo:text-align="start" fo:text-indent="0cm" style:writing-mode="lr-tb"/>
      <style:text-properties style:font-name="Noto Sans" fo:font-size="18pt"/>
    </style:style>
    <style:style style:name="P6"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7"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8"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9" style:family="paragraph">
      <loext:graphic-properties draw:fill-color="#ffffff"/>
      <style:text-properties fo:font-size="20pt"/>
    </style:style>
    <style:style style:name="P10"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1" style:family="paragraph">
      <loext:graphic-properties draw:fill="none" draw:fill-color="#ffffff"/>
      <style:text-properties style:font-name="Noto Sans" fo:font-size="18pt" style:text-underline-style="none" fo:font-weight="bold"/>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16pt" style:text-underline-style="none" style:font-size-asian="16pt" style:font-size-complex="16pt"/>
    </style:style>
    <style:style style:name="P14" style:family="paragraph">
      <loext:graphic-properties draw:fill="solid" draw:fill-color="#ced4da" draw:opacity="50%"/>
      <style:paragraph-properties fo:text-align="cente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16pt" style:font-size-asian="16pt" style:font-size-complex="16pt"/>
    </style:style>
    <style:style style:name="P17"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16pt" style:font-size-asian="16pt" style:font-size-complex="16pt"/>
    </style:style>
    <style:style style:name="P21"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22" style:family="paragraph">
      <loext:graphic-properties draw:fill="none" draw:fill-color="#ffffff"/>
      <style:text-properties style:font-name="Lato Black1" fo:font-size="18pt" style:text-underline-style="none" style:font-size-asian="18pt" style:font-size-complex="18pt"/>
    </style:style>
    <style:style style:name="P23" style:family="paragraph">
      <loext:graphic-properties draw:fill="none" draw:fill-color="#ffffff"/>
      <style:text-properties style:font-name="Noto Sans" fo:font-size="18pt" style:text-underline-style="none" fo:font-weight="bold" style:font-size-asian="18pt" style:font-size-complex="18pt"/>
    </style:style>
    <style:style style:name="P24" style:family="paragraph">
      <loext:graphic-properties draw:fill="none"/>
      <style:paragraph-properties fo:text-align="center"/>
    </style:style>
    <style:style style:name="P25" style:family="paragraph">
      <loext:graphic-properties draw:fill="solid" draw:fill-color="#8d99ae" draw:opacity="10%"/>
      <style:paragraph-properties fo:text-align="center"/>
      <style:text-properties style:font-name="Noto Sans"/>
    </style:style>
    <style:style style:name="P26" style:family="paragraph">
      <loext:graphic-properties draw:fill="none" draw:fill-color="#ffffff"/>
      <style:text-properties fo:color="#666666" loext:opacity="100%" loext:color-lum-mod="100%" loext:color-lum-off="0%" style:font-name="Noto Sans" fo:font-size="15pt" style:text-underline-style="none" style:font-size-asian="15pt" style:font-size-complex="15pt"/>
    </style:style>
    <style:style style:name="P27"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8" style:family="paragraph">
      <loext:graphic-properties draw:fill="none" draw:fill-color="#ffffff"/>
      <style:text-properties style:font-name="Noto Sans" fo:font-size="60pt" fo:text-shadow="1pt 1pt" style:text-underline-style="none" style:font-size-asian="60pt" style:font-size-complex="60pt"/>
    </style:style>
    <style:style style:name="P29" style:family="paragraph">
      <loext:graphic-properties draw:fill="none" draw:fill-color="#ffffff"/>
      <style:text-properties style:font-name="Noto Sans" fo:font-size="18pt" style:text-underline-style="none" style:font-size-asian="18pt" style:font-size-complex="18pt"/>
    </style:style>
    <style:style style:name="P30" style:family="paragraph">
      <loext:graphic-properties draw:fill="none" draw:fill-color="#ffffff"/>
      <style:text-properties style:font-name="Noto Sans" fo:font-size="16pt" style:text-underline-style="none" style:font-size-asian="16pt" style:font-size-complex="16pt"/>
    </style:style>
    <style:style style:name="P31" style:family="paragraph">
      <style:paragraph-properties fo:text-align="center"/>
    </style:style>
    <style:style style:name="P32"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3" style:family="paragraph">
      <loext:graphic-properties draw:fill="solid" draw:fill-color="#b8dbd9"/>
      <style:paragraph-properties fo:text-align="center"/>
    </style:style>
    <style:style style:name="P34" style:family="paragraph">
      <loext:graphic-properties draw:fill="solid" draw:fill-color="#586f7c"/>
      <style:paragraph-properties fo:text-align="center"/>
    </style:style>
    <style:style style:name="P35" style:family="paragraph">
      <loext:graphic-properties draw:fill="solid" draw:fill-color="#2f4550"/>
      <style:paragraph-properties fo:text-align="center"/>
    </style:style>
    <style:style style:name="P36"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fo:text-align="center"/>
      <style:text-properties fo:color="#666666" loext:opacity="100%" loext:color-lum-mod="100%" loext:color-lum-off="0%" style:font-name="Noto Sans" fo:font-size="15pt" style:text-underline-style="none" style:font-size-asian="15pt" style:font-size-complex="15pt"/>
    </style:style>
    <style:style style:name="P38"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 fo:font-size="15pt" style:font-size-asian="15pt" style:font-size-complex="15pt"/>
    </style:style>
    <style:style style:name="P39" style:family="paragraph">
      <style:paragraph-properties fo:margin-left="0cm" fo:margin-right="0cm" fo:margin-top="0cm" fo:margin-bottom="0cm" fo:line-height="100%" fo:text-align="end" fo:text-indent="0cm"/>
    </style:style>
    <style:style style:name="P40"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 fo:font-size="15pt" style:font-size-asian="15pt" style:font-size-complex="15pt"/>
    </style:style>
    <style:style style:name="P41" style:family="paragraph">
      <style:paragraph-properties fo:margin-top="0.42cm" fo:margin-bottom="0.35cm"/>
    </style:style>
    <style:style style:name="P42"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43"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 fo:font-size="40pt" style:text-underline-style="wave" style:text-underline-width="bold" style:text-underline-color="font-color" fo:font-weight="bold" style:font-size-asian="40pt" style:font-size-complex="40pt"/>
    </style:style>
    <style:style style:name="T6" style:family="text">
      <style:text-properties style:font-name="Noto Sans" fo:font-size="18pt" style:text-underline-style="none" fo:font-weight="bold"/>
    </style:style>
    <style:style style:name="T7" style:family="text">
      <style:text-properties fo:color="#999999" loext:opacity="100%" style:font-name="Noto Sans" fo:font-size="16pt" style:text-underline-style="none" style:font-size-asian="16pt" style:font-size-complex="16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style:font-name="Noto Sans" fo:font-size="18pt" style:text-underline-style="none" fo:font-weight="bold" style:font-size-asian="18pt" style:font-weight-asian="bold" style:font-size-complex="18pt" style:font-weight-complex="bold"/>
    </style:style>
    <style:style style:name="T10" style:family="text">
      <style:text-properties style:font-name="Noto Sans" fo:font-size="18pt" style:text-underline-style="none" fo:font-weight="bold" style:font-size-asian="18pt" style:font-size-complex="18pt"/>
    </style:style>
    <style:style style:name="T11" style:family="text">
      <style:text-properties style:font-name="Lato Black1" fo:font-size="18pt" style:text-underline-style="none" style:font-size-asian="18pt" style:font-size-complex="18pt"/>
    </style:style>
    <style:style style:name="T12" style:family="text">
      <style:text-properties fo:color="#666666" loext:opacity="100%" style:font-name="Noto Sans" fo:font-size="15pt" style:text-underline-style="none" style:font-size-asian="15pt" style:font-size-complex="15pt"/>
    </style:style>
    <style:style style:name="T13" style:family="text">
      <style:text-properties style:font-name="Noto Sans" fo:font-size="22pt" style:text-underline-style="none" fo:font-weight="bold" style:font-size-asian="22pt" style:font-weight-asian="bold" style:font-size-complex="22pt" style:font-weight-complex="bold"/>
    </style:style>
    <style:style style:name="T14" style:family="text">
      <style:text-properties style:font-name="Noto Sans" fo:font-size="60pt" fo:text-shadow="1pt 1pt" style:text-underline-style="none" style:font-size-asian="60pt" style:font-size-complex="60pt"/>
    </style:style>
    <style:style style:name="T15" style:family="text">
      <style:text-properties style:font-name="Noto Sans" fo:font-size="18pt" style:text-underline-style="none" style:font-size-asian="18pt" style:font-size-complex="18pt"/>
    </style:style>
    <style:style style:name="T16" style:family="text">
      <style:text-properties style:font-name="Noto Sans" fo:font-size="16pt" style:text-underline-style="none" style:font-size-asian="16pt" style:font-size-complex="16pt"/>
    </style:style>
    <style:style style:name="T17" style:family="text">
      <style:text-properties fo:color="#000000" loext:opacity="100%" style:font-name="Lato Black" fo:font-size="28pt" style:text-underline-style="none" style:font-size-asian="28pt" style:font-size-complex="28pt"/>
    </style:style>
    <style:style style:name="T18"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3.9cm" svg:x="11.33cm" svg:y="11.85cm">
          <draw:text-box>
            <text:p text:style-name="P1"><text:span text:style-name="T1">Procedural Animation</text:span></text:p>
            <text:p text:style-name="P1"><text:span text:style-name="T2">By: Cole Mollica</text:span></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4" draw:text-style-name="P6" draw:layer="layout" svg:width="15.739cm" svg:height="5.562cm" svg:x="1.278cm" svg:y="5.938cm">
          <text:list text:style-name="L2">
            <text:list-item>
              <text:p text:style-name="P5"><text:span text:style-name="T3">Lorem</text:span></text:p>
            </text:list-item>
            <text:list-item>
              <text:p text:style-name="P5"><text:span text:style-name="T3">Ipsum</text:span></text:p>
            </text:list-item>
            <text:list-item>
              <text:p text:style-name="P5"><text:span text:style-name="T3">Dolor</text:span></text:p>
            </text:list-item>
            <text:list-item>
              <text:p text:style-name="P5"><text:span text:style-name="T3">Sit</text:span></text:p>
            </text:list-item>
            <text:list-item>
              <text:p text:style-name="P5"><text:span text:style-name="T3">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5" draw:text-style-name="P8" draw:layer="layout" svg:width="9.397cm" svg:height="1.097cm" svg:x="0.762cm" svg:y="3.28cm">
          <text:p text:style-name="P7"><text:span text:style-name="T4">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6" draw:text-style-name="P10" draw:layer="layout" svg:width="10.414cm" svg:height="2.173cm" svg:x="2.032cm" svg:y="4.182cm">
          <draw:text-box>
            <text:p><text:span text:style-name="T5">Lorem</text:span></text:p>
          </draw:text-box>
        </draw:frame>
        <draw:frame draw:style-name="gr7" draw:text-style-name="P11" draw:layer="layout" svg:width="5.08cm" svg:height="1.115cm" svg:x="2.286cm" svg:y="6.315cm">
          <draw:text-box>
            <text:p><text:span text:style-name="T6">Ipsum Dolor</text:span></text:p>
          </draw:text-box>
        </draw:frame>
        <draw:frame draw:style-name="gr8" draw:text-style-name="P13" draw:layer="layout" svg:width="16.256cm" svg:height="4.256cm" svg:x="3.048cm" svg:y="8.015cm">
          <draw:text-box>
            <text:p text:style-name="P12"><text:span text:style-name="T7">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6" draw:layer="layout" svg:width="9.398cm" svg:height="2.079cm" svg:x="0.254cm" svg:y="3.219cm">
          <draw:text-box>
            <text:p text:style-name="P15"><text:span text:style-name="T8">Lorem ipsum dolor sit amet, consectetur adipiscing elit, sed do eiusmod tempor incididunt ut labore et dolore magna aliqua. </text:span></text:p>
          </draw:text-box>
        </draw:frame>
        <draw:frame draw:style-name="gr7" draw:text-style-name="P17" draw:layer="layout" svg:width="5.588cm" svg:height="1.115cm" svg:x="4.064cm" svg:y="2.032cm">
          <draw:text-box>
            <text:p text:style-name="P1"><text:span text:style-name="T9">Lorem</text:span></text:p>
          </draw:text-box>
        </draw:frame>
        <draw:frame draw:style-name="gr11" draw:text-style-name="P16" draw:layer="layout" svg:width="9.398cm" svg:height="2.947cm" svg:x="0.305cm" svg:y="7.332cm">
          <draw:text-box>
            <text:p text:style-name="P15"><text:span text:style-name="T8">Lorem ipsum dolor sit amet, consectetur adipiscing elit, sed do eiusmod tempor incididunt ut labore et dolore magna aliqua. </text:span></text:p>
          </draw:text-box>
        </draw:frame>
        <draw:frame draw:style-name="gr7" draw:text-style-name="P18" draw:layer="layout" svg:width="5.588cm" svg:height="1.115cm" svg:x="4.115cm" svg:y="6.145cm">
          <draw:text-box>
            <text:p text:style-name="P1"><text:span text:style-name="T10">Ipsum</text:span></text:p>
          </draw:text-box>
        </draw:frame>
        <draw:frame draw:style-name="gr12" draw:text-style-name="P16" draw:layer="layout" svg:width="9.398cm" svg:height="2.079cm" svg:x="0.254cm" svg:y="11.383cm">
          <draw:text-box>
            <text:p text:style-name="P15"><text:span text:style-name="T8">Lorem ipsum dolor sit amet, consectetur adipiscing elit, sed do eiusmod tempor incididunt ut labore et dolore magna aliqua. </text:span></text:p>
          </draw:text-box>
        </draw:frame>
        <draw:frame draw:style-name="gr7" draw:text-style-name="P18" draw:layer="layout" svg:width="5.588cm" svg:height="1.115cm" svg:x="4.064cm" svg:y="10.196cm">
          <draw:text-box>
            <text:p text:style-name="P1"><text:span text:style-name="T10">Dolor</text:span></text:p>
          </draw:text-box>
        </draw:frame>
        <draw:frame draw:style-name="gr13" draw:text-style-name="P20" draw:layer="layout" svg:width="9.398cm" svg:height="2.079cm" svg:x="18.534cm" svg:y="12.353cm">
          <draw:text-box>
            <text:p text:style-name="P19"><text:span text:style-name="T8">Lorem ipsum dolor sit amet, consectetur adipiscing elit, sed do eiusmod tempor incididunt ut labore et dolore magna aliqua. </text:span></text:p>
          </draw:text-box>
        </draw:frame>
        <draw:frame draw:style-name="gr7" draw:text-style-name="P21" draw:layer="layout" svg:width="5.588cm" svg:height="1.115cm" svg:x="18.534cm" svg:y="11.166cm">
          <draw:text-box>
            <text:p><text:span text:style-name="T9">Consectetur</text:span></text:p>
          </draw:text-box>
        </draw:frame>
        <draw:frame draw:style-name="gr14" draw:text-style-name="P20" draw:layer="layout" svg:width="9.398cm" svg:height="2.079cm" svg:x="18.534cm" svg:y="8.307cm">
          <draw:text-box>
            <text:p text:style-name="P19"><text:span text:style-name="T8">Lorem ipsum dolor sit amet, consectetur adipiscing elit, sed do eiusmod tempor incididunt ut labore et dolore magna aliqua. </text:span></text:p>
          </draw:text-box>
        </draw:frame>
        <draw:frame draw:style-name="gr15" draw:text-style-name="P22" draw:layer="layout" svg:width="5.588cm" svg:height="1.115cm" svg:x="18.534cm" svg:y="7.12cm">
          <draw:text-box>
            <text:p><text:span text:style-name="T11">Amet</text:span></text:p>
          </draw:text-box>
        </draw:frame>
        <draw:frame draw:style-name="gr16" draw:text-style-name="P20" draw:layer="layout" svg:width="9.398cm" svg:height="2.079cm" svg:x="18.534cm" svg:y="3.981cm">
          <draw:text-box>
            <text:p text:style-name="P19"><text:span text:style-name="T8">Lorem ipsum dolor sit amet, consectetur adipiscing elit, sed do eiusmod tempor incididunt ut labore et dolore magna aliqua. </text:span></text:p>
          </draw:text-box>
        </draw:frame>
        <draw:frame draw:style-name="gr7" draw:text-style-name="P23" draw:layer="layout" svg:width="5.588cm" svg:height="1.115cm" svg:x="18.534cm" svg:y="2.794cm">
          <draw:text-box>
            <text:p><text:span text:style-name="T10">Sit</text:span></text:p>
          </draw:text-box>
        </draw:frame>
        <presentation:notes draw:style-name="dp2">
          <draw:page-thumbnail draw:style-name="gr3" draw:layer="layout" svg:width="0.001cm" svg:height="0.001cm" svg:x="0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7" draw:text-style-name="P2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18" draw:text-style-name="P20" draw:layer="layout" svg:width="9.398cm" svg:height="2.079cm" svg:x="7.366cm" svg:y="12.41cm">
          <draw:text-box>
            <text:p text:style-name="P19"><text:span text:style-name="T8">Lorem ipsum dolor sit amet, consectetur adipiscing elit, sed do eiusmod tempor incididunt ut labore et dolore magna aliqua. </text:span></text:p>
          </draw:text-box>
        </draw:frame>
        <draw:frame draw:style-name="gr7" draw:text-style-name="P23" draw:layer="layout" svg:width="5.588cm" svg:height="1.115cm" svg:x="7.366cm" svg:y="11.223cm">
          <draw:text-box>
            <text:p><text:span text:style-name="T10">03 Dolor</text:span></text:p>
          </draw:text-box>
        </draw:frame>
        <draw:frame draw:style-name="gr19" draw:text-style-name="P16" draw:layer="layout" svg:width="9.66cm" svg:height="2.739cm" svg:x="0.5cm" svg:y="3.473cm">
          <draw:text-box>
            <text:p text:style-name="P15"><text:span text:style-name="T8">Lorem ipsum dolor sit amet, consectetur adipiscing elit, sed do eiusmod tempor incididunt ut labore et dolore magna aliqua. </text:span></text:p>
          </draw:text-box>
        </draw:frame>
        <draw:custom-shape draw:style-name="gr20" draw:text-style-name="P2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5.588cm" svg:height="1.115cm" svg:x="4.572cm" svg:y="2.286cm">
          <draw:text-box>
            <text:p text:style-name="P1"><text:span text:style-name="T10">01 Lorem</text:span></text:p>
          </draw:text-box>
        </draw:frame>
        <draw:frame draw:style-name="gr17" draw:text-style-name="P2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17" draw:text-style-name="P2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21" draw:text-style-name="P16" draw:layer="layout" svg:width="7.62cm" svg:height="2.555cm" svg:x="17.526cm" svg:y="5.157cm">
          <draw:text-box>
            <text:p text:style-name="P15"><text:span text:style-name="T8">Lorem ipsum dolor sit amet, consectetur adipiscing elit, sed do eiusmod tempor incididunt ut labore et dolore magna aliqua. </text:span></text:p>
          </draw:text-box>
        </draw:frame>
        <draw:frame draw:style-name="gr7" draw:text-style-name="P18" draw:layer="layout" svg:width="5.588cm" svg:height="1.115cm" svg:x="19.558cm" svg:y="3.97cm">
          <draw:text-box>
            <text:p text:style-name="P1"><text:span text:style-name="T10">02 Ipsum</text:span></text:p>
          </draw:text-box>
        </draw:frame>
        <presentation:notes draw:style-name="dp2">
          <draw:page-thumbnail draw:style-name="gr3"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2" draw:text-style-name="P26" draw:layer="layout" svg:width="8.89cm" svg:height="3.147cm" svg:x="2.648cm" svg:y="4.234cm">
          <draw:text-box>
            <text:p><text:span text:style-name="T12">Lorem ipsum dolor sit amet, consectetur adipiscing elit, sed do eiusmod tempor incididunt ut labore et dolore magna aliqua. </text:span></text:p>
          </draw:text-box>
        </draw:frame>
        <draw:frame draw:style-name="gr23" draw:text-style-name="P27" draw:layer="layout" svg:width="4.318cm" svg:height="1.31cm" svg:x="4.457cm" svg:y="3.094cm">
          <draw:text-box>
            <text:p><text:span text:style-name="T13">Lorem</text:span></text:p>
          </draw:text-box>
        </draw:frame>
        <draw:frame draw:style-name="gr22" draw:text-style-name="P26" draw:layer="layout" svg:width="8.89cm" svg:height="3.147cm" svg:x="7.982cm" svg:y="11.216cm">
          <draw:text-box>
            <text:p><text:span text:style-name="T12">Lorem ipsum dolor sit amet, consectetur adipiscing elit, sed do eiusmod tempor incididunt ut labore et dolore magna aliqua. </text:span></text:p>
          </draw:text-box>
        </draw:frame>
        <draw:frame draw:style-name="gr23" draw:text-style-name="P27" draw:layer="layout" svg:width="4.318cm" svg:height="1.31cm" svg:x="9.791cm" svg:y="10.076cm">
          <draw:text-box>
            <text:p><text:span text:style-name="T13">Ipsum</text:span></text:p>
          </draw:text-box>
        </draw:frame>
        <draw:frame draw:style-name="gr22" draw:text-style-name="P26" draw:layer="layout" svg:width="8.89cm" svg:height="3.147cm" svg:x="18.65cm" svg:y="11.346cm">
          <draw:text-box>
            <text:p><text:span text:style-name="T12">Lorem ipsum dolor sit amet, consectetur adipiscing elit, sed do eiusmod tempor incididunt ut labore et dolore magna aliqua. </text:span></text:p>
          </draw:text-box>
        </draw:frame>
        <draw:frame draw:style-name="gr23" draw:text-style-name="P27" draw:layer="layout" svg:width="4.318cm" svg:height="1.31cm" svg:x="20.459cm" svg:y="10.206cm">
          <draw:text-box>
            <text:p><text:span text:style-name="T13">Sit</text:span></text:p>
          </draw:text-box>
        </draw:frame>
        <draw:frame draw:style-name="gr22" draw:text-style-name="P26" draw:layer="layout" svg:width="8.89cm" svg:height="3.147cm" svg:x="14.078cm" svg:y="4.234cm">
          <draw:text-box>
            <text:p><text:span text:style-name="T12">Lorem ipsum dolor sit amet, consectetur adipiscing elit, sed do eiusmod tempor incididunt ut labore et dolore magna aliqua. </text:span></text:p>
          </draw:text-box>
        </draw:frame>
        <draw:frame draw:style-name="gr23" draw:text-style-name="P27" draw:layer="layout" svg:width="4.318cm" svg:height="1.31cm" svg:x="15.887cm" svg:y="3.094cm">
          <draw:text-box>
            <text:p><text:span text:style-name="T13">Dolor</text:span></text:p>
          </draw:text-box>
        </draw:frame>
        <draw:frame draw:style-name="gr24" draw:text-style-name="P28" draw:layer="layout" svg:width="3.048cm" svg:height="3.138cm" svg:x="1.378cm" svg:y="1.44cm">
          <draw:text-box>
            <text:p><text:span text:style-name="T14">01</text:span></text:p>
          </draw:text-box>
        </draw:frame>
        <draw:frame draw:style-name="gr24" draw:text-style-name="P28" draw:layer="layout" svg:width="3.048cm" svg:height="3.138cm" svg:x="6.712cm" svg:y="8.552cm">
          <draw:text-box>
            <text:p><text:span text:style-name="T14">02</text:span></text:p>
          </draw:text-box>
        </draw:frame>
        <draw:frame draw:style-name="gr24" draw:text-style-name="P28" draw:layer="layout" svg:width="3.048cm" svg:height="3.138cm" svg:x="12.808cm" svg:y="1.604cm">
          <draw:text-box>
            <text:p><text:span text:style-name="T14">03</text:span></text:p>
          </draw:text-box>
        </draw:frame>
        <draw:frame draw:style-name="gr24" draw:text-style-name="P28" draw:layer="layout" svg:width="3.048cm" svg:height="3.138cm" svg:x="17.38cm" svg:y="8.716cm">
          <draw:text-box>
            <text:p><text:span text:style-name="T14">04</text:span></text:p>
          </draw:text-box>
        </draw:frame>
        <presentation:notes draw:style-name="dp2">
          <draw:page-thumbnail draw:style-name="gr3" draw:layer="layout" svg:width="0.001cm" svg:height="0.001cm" svg:x="0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5" draw:text-style-name="P29" draw:layer="layout" svg:width="10.668cm" svg:height="3.707cm" svg:x="11.938cm" svg:y="5.588cm">
          <draw:text-box>
            <text:p><text:span text:style-name="T15">Lorem ipsum dolor sit amet, consectetur adipiscing elit, sed do eiusmod tempor incididunt ut labore et dolore magna aliqua. </text:span></text:p>
          </draw:text-box>
        </draw:frame>
        <draw:frame draw:style-name="gr26" draw:text-style-name="P30" draw:layer="layout" svg:width="4.318cm" svg:height="1.017cm" svg:x="11.992cm" svg:y="9.412cm">
          <draw:text-box>
            <text:p><text:span text:style-name="T16">- Loremus</text:span></text:p>
          </draw:text-box>
        </draw:frame>
        <presentation:notes draw:style-name="dp2">
          <draw:page-thumbnail draw:style-name="gr3" draw:layer="layout" svg:width="0.001cm" svg:height="0.001cm" svg:x="0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7" draw:text-style-name="P32" draw:layer="layout" svg:width="13.716cm" svg:height="1.593cm" svg:x="7.112cm" svg:y="0.794cm">
          <draw:text-box>
            <text:p text:style-name="P31"><text:span text:style-name="T17">Lorem &amp; Ipsum</text:span></text:p>
          </draw:text-box>
        </draw:frame>
        <draw:g draw:style-name="gr28">
          <draw:custom-shape draw:style-name="gr29" draw:text-style-name="P3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28">
          <draw:custom-shape draw:style-name="gr31" draw:text-style-name="P3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A66D9A47D9244D46.png" xlink:type="simple" xlink:show="embed" xlink:actuate="onLoad" draw:mime-type="image/png"/>
          </draw:frame>
        </draw:g>
        <draw:g draw:style-name="gr28">
          <draw:custom-shape draw:style-name="gr33" draw:text-style-name="P3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7" draw:text-style-name="P36" draw:layer="layout" svg:width="3.556cm" svg:height="1.115cm" svg:x="2.794cm" svg:y="10.379cm">
          <draw:text-box>
            <text:p text:style-name="P31"><text:span text:style-name="T9">Lorem</text:span></text:p>
          </draw:text-box>
        </draw:frame>
        <draw:frame draw:style-name="gr7" draw:text-style-name="P36" draw:layer="layout" svg:width="3.556cm" svg:height="1.115cm" svg:x="12.192cm" svg:y="10.468cm">
          <draw:text-box>
            <text:p text:style-name="P31"><text:span text:style-name="T9">Ipsum</text:span></text:p>
          </draw:text-box>
        </draw:frame>
        <draw:frame draw:style-name="gr7" draw:text-style-name="P36" draw:layer="layout" svg:width="3.556cm" svg:height="1.115cm" svg:x="21.282cm" svg:y="10.414cm">
          <draw:text-box>
            <text:p text:style-name="P31"><text:span text:style-name="T9">Dolor</text:span></text:p>
          </draw:text-box>
        </draw:frame>
        <draw:frame draw:style-name="gr34" draw:text-style-name="P37" draw:layer="layout" svg:width="7.984cm" svg:height="4.595cm" svg:x="1.016cm" svg:y="11.357cm">
          <draw:text-box>
            <text:p text:style-name="P31"><text:span text:style-name="T12">Lorem ipsum dolor sit amet, consectetur adipiscing elit, sed do eiusmod tempor incididunt ut labore et dolore magna aliqua. </text:span></text:p>
          </draw:text-box>
        </draw:frame>
        <draw:frame draw:style-name="gr34" draw:text-style-name="P37" draw:layer="layout" svg:width="7.728cm" svg:height="4.595cm" svg:x="10cm" svg:y="11.358cm">
          <draw:text-box>
            <text:p text:style-name="P31"><text:span text:style-name="T12">Lorem ipsum dolor sit amet, consectetur adipiscing elit, sed do eiusmod tempor incididunt ut labore et dolore magna aliqua. </text:span></text:p>
          </draw:text-box>
        </draw:frame>
        <draw:frame draw:style-name="gr34" draw:text-style-name="P37" draw:layer="layout" svg:width="7.828cm" svg:height="4.595cm" svg:x="19cm" svg:y="11.359cm">
          <draw:text-box>
            <text:p text:style-name="P31"><text:span text:style-name="T12">Lorem ipsum dolor sit amet, consectetur adipiscing elit, sed do eiusmod tempor incididunt ut labore et dolore magna aliqua. </text:span></text:p>
          </draw:text-box>
        </draw:frame>
        <draw:custom-shape draw:style-name="gr35"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0.001cm" svg:height="0.001cm" svg:x="0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8" draw:layer="layout" svg:width="14.224cm" svg:height="4.595cm" svg:x="1.27cm" svg:y="4.297cm">
          <draw:text-box>
            <text:p text:style-name="P12"><text:span text:style-name="T12">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0" draw:layer="layout" svg:width="14.224cm" svg:height="3.147cm" svg:x="1.016cm" svg:y="10.197cm">
          <draw:text-box>
            <text:p text:style-name="P39"><text:span text:style-name="T12">Id volutpat lacus laoreet non curabitur gravida arcu. Felis bibendum ut tristique et egestas quis ipsum suspendisse. Quam viverra orci sagittis eu. Risus commodo viverra </text:span></text:p>
          </draw:text-box>
        </draw:frame>
        <draw:frame draw:style-name="gr40" draw:text-style-name="P21" draw:layer="layout" svg:width="9.906cm" svg:height="1.31cm" svg:x="0.762cm" svg:y="1.016cm">
          <draw:text-box>
            <text:p><text:span text:style-name="T13">Lorem &amp; Ipsum</text:span></text:p>
          </draw:text-box>
        </draw:frame>
        <draw:frame draw:style-name="gr41" draw:text-style-name="P42" draw:layer="layout" svg:width="6.082cm" svg:height="1.209cm" svg:x="14.746cm" svg:y="14.342cm">
          <draw:text-box>
            <text:p text:style-name="P41"><text:span text:style-name="T18">Photo by </text:span><text:span text:style-name="T18"><text:a xlink:href="https://unsplash.com/@johnwestrock?utm_source=unsplash&amp;utm_medium=referral&amp;utm_content=creditCopyText" xlink:type="simple">Dave Hoefler</text:a></text:span><text:span text:style-name="T18"><text:s/>on </text:span><text:span text:style-name="T18"><text:a xlink:href="https://unsplash.com/s/photos/landscape?utm_source=unsplash&amp;utm_medium=referral&amp;utm_content=creditCopyText" xlink:type="simple">Unsplash</text:a></text:span></text:p>
          </draw:text-box>
        </draw:frame>
        <draw:polygon draw:style-name="gr42" draw:text-style-name="P43" draw:layer="layout" svg:width="11.372cm" svg:height="11.372cm" svg:x="16.315cm" svg:y="3.307cm" svg:viewBox="0 0 11373 11373" draw:points="0,5726 5646,0 11373,5648 5727,11373 5725,11373 0,5728">
          <text:p/>
        </draw:polygon>
        <presentation:notes draw:style-name="dp2">
          <draw:page-thumbnail draw:style-name="gr3" draw:layer="layout" svg:width="0.001cm" svg:height="0.001cm" svg:x="0cm" svg:y="2.257cm" draw:page-number="9"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B9CE00EE376238F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2.2$Linux_X86_64 LibreOffice_project/50$Build-2</meta:generator>
    <meta:creation-date>2023-04-19T19:04:39.220726285</meta:creation-date>
    <meta:editing-duration>PT4M32S</meta:editing-duration>
    <meta:editing-cycles>2</meta:editing-cycles>
    <dc:date>2023-04-19T19:09:11.287375679</dc:date>
    <meta:document-statistic meta:object-count="331"/>
  </office:meta>
</office:document-meta>
</file>